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officeooo:rsid="001885ea" officeooo:paragraph-rsid="001885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9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 :</text:p>
      <text:p text:style-name="Standard"><text:s text:c="4"/>Modélisation numérique et résolution d'un circuit électrique</text:p>
      <text:p text:style-name="Standard"/>
      <text:p text:style-name="Standard"/>
      <text:p text:style-name="P1">Ancrage au thème :</text:p>
      <text:p text:style-name="Standard"><text:s text:c="4"/>Ce projet de simulateur de circuit électrique s'inscrit dans le thème "Transition, transformation, conversion". Il aide les étudiants à faire la transition de la théorie à la pratique. En transformant un circuit physique en structure de données, il permet aux ingénieurs d'anticiper le comportement du circuit en convertissant leurs idées. <text:s/>(50 mots)</text:p>
      <text:p text:style-name="Standard"/>
      <text:p text:style-name="Standard"/>
      <text:p text:style-name="P1">Motivation du choix de l'étude :</text:p>
      <text:p text:style-name="Standard"><text:s text:c="4"/>Ce projet permet de conserver un savoir-faire concernant l'étude des circuits électriques dans un monde où l'intelligence artificielle prédomine les sciences.</text:p>
      <text:p text:style-name="Standard"><text:s text:c="4"/>Il explore deux types d'implémentation informatique d'un circuit électrique et illustre leurs avantages et inconvénients afin de résoudre le circuit. (41 mots)</text:p>
      <text:p text:style-name="Standard"/>
      <text:p text:style-name="P2">MCOT :</text:p>
      <text:p text:style-name="Standard"/>
      <text:p text:style-name="Standard"><text:s text:c="4"/><text:span text:style-name="T1">1. Positionnements thématiques :</text:span></text:p>
      <text:p text:style-name="Standard"><text:s text:c="8"/>- Informatique Pratique :</text:p>
      <text:p text:style-name="Standard"><text:s text:c="12"/>-- Modélisation informatique</text:p>
      <text:p text:style-name="Standard"><text:s text:c="12"/>-- Simulation informatique</text:p>
      <text:p text:style-name="Standard"/>
      <text:p text:style-name="Standard"/>
      <text:p text:style-name="Standard"><text:s text:c="8"/>- Informatique Théorique :</text:p>
      <text:p text:style-name="Standard"><text:s text:c="12"/>-- Théorie des langages</text:p>
      <text:p text:style-name="Standard"><text:s text:c="12"/>-- Structures de données</text:p>
      <text:p text:style-name="Standard"/>
      <text:p text:style-name="Standard"/>
      <text:p text:style-name="Standard"><text:s text:c="8"/>- Électronique</text:p>
      <text:p text:style-name="Standard"/>
      <text:p text:style-name="Standard"/>
      <text:p text:style-name="Standard"><text:s text:c="5"/>et Mots-clés :</text:p>
      <text:p text:style-name="Standard"><text:s text:c="8"/>Modélisation, circuits électriques</text:p>
      <text:p text:style-name="Standard"/>
      <text:p text:style-name="Standard"/>
      <text:p text:style-name="Standard"><text:span text:style-name="T1">2. Bibliographie commentée (650 mots max)</text:span></text:p>
      <text:p text:style-name="P3"/>
      <text:p text:style-name="P3"/>
      <text:p text:style-name="P1">3. Problématique (50 mots max):</text:p>
      <text:p text:style-name="Standard"><text:s text:c="4"/>Comment, à partir d’une entrée fournie par l’utilisateur, représenter informatiquement un circuit électrique quelconque et trouver la tension et l'intensité aux bornes de chaque dipôle ?</text:p>
      <text:p text:style-name="Standard"/>
      <text:p text:style-name="P1">4. Objectifs du TIPE (100 mots max) <text:span text:style-name="T2">(séparé)</text:span></text:p>
      <text:p text:style-name="Standard"/>
      <text:p text:style-name="P1">5. Liste de références bibliographiques (2 à 10 références)</text:p>
      <text:p text:style-name="Standard"><text:s text:c="4"/>[1] https://github.com/FarahaniMehrshad/NaiveCircuitSimulator/tree/master?tab=readme-ov-file</text:p>
      <text:p text:style-name="Standard"><text:s text:c="4"/>[2] https://ieeexplore-ieee-org.ezproxy.uphf.fr/stamp/stamp.jsp?tp=\&amp;arnumber=1085419</text:p>
      <text:p text:style-name="Standard"><text:s text:c="4"/>[3] https://arxiv.org/abs/1404.7610</text:p>
      <text:p text:style-name="Standard"><text:s text:c="4"/>[4] https://fr.wikipedia.org/wiki/Graphe_cordal</text:p>
      <text:p text:style-name="Standard"><text:s text:c="4"/>[5] https://en.wikipedia.org/wiki/Mesh_analysis</text:p>
      <text:p text:style-name="Standard"><text:soft-page-break/><text:s text:c="4"/>[6] https://fr.wikipedia.org/wiki/Topologie_(circuits_%C3%A9lectriqu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24:41.881869258</meta:creation-date>
    <dc:date>2025-01-10T16:46:06.655061450</dc:date>
    <meta:editing-duration>PT9M19S</meta:editing-duration>
    <meta:editing-cycles>2</meta:editing-cycles>
    <meta:generator>LibreOffice/24.2.3.2$Linux_X86_64 LibreOffice_project/433d9c2ded56988e8a90e6b2e771ee4e6a5ab2ba</meta:generator>
    <meta:document-statistic meta:table-count="0" meta:image-count="0" meta:object-count="0" meta:page-count="2" meta:paragraph-count="29" meta:word-count="216" meta:character-count="1907" meta:non-whitespace-character-count="1586"/>
  </office:meta>
</office:document-meta>
</file>